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8.7cm" svg:height="41cm" svg:x="0.5cm" svg:y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30T09:04:07.53</dc:date>
    <meta:editing-duration>PT22H34M17S</meta:editing-duration>
    <meta:editing-cycles>72</meta:editing-cycles>
    <meta:generator>OpenOffice.org/3.2$Win32 OpenOffice.org_project/320m18$Build-9502</meta:generator>
    <meta:print-date>2011-02-28T13:07:22.05</meta:print-date>
    <meta:document-statistic meta:object-count="1"/>
    <meta:user-defined meta:name="Info 1"/>
    <meta:user-defined meta:name="Info 2"/>
    <meta:user-defined meta:name="Info 3"/>
    <meta:user-defined meta:name="Info 4"/>
  </office:meta>
</office:document-meta>
</file>